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language="fr" fo:country="FR"/>
    </style:style>
    <style:style style:name="P2" style:family="paragraph" style:parent-style-name="Normal" style:master-page-name="MP0">
      <style:paragraph-properties style:page-number="auto" fo:break-before="page"/>
      <style:text-properties fo:font-size="16pt" fo:language="fr" fo:country="FR"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net : l’Histoire de la première drogue légale fête bientôt ses 30 ans.</text:p>
      <text:p text:style-name="P1">3 octobre 2019, Julien Ferrier pour le Journal Le World à l’attention de Mark Souchant, journaliste.</text:p>
      <text:p text:style-name="P1"/>
      <text:p text:style-name="P1">Dans un monde où plus de 2,9 milliards d’être humains sont régulièrement connectés dans le monde, il est important de remettre en question certains points qui ont valu la dangerosité de l’Internet d’aujourd’hui.</text:p>
      <text:p text:style-name="P1">Au fil des années, la disparité des différents supports informatiques a vu à profit l’émergence des réseaux sociaux et d’une poussée d’entreprises 2.0 promettant rêves et miracles d’améliorer notre quotidien.</text:p>
      <text:p text:style-name="P1">La vérité ne serait-elle plutôt pas d’avoir diviser ces populations ? A l’instar de son but premier, celle de les rapprocher.</text:p>
      <text:p text:style-name="P1">Il semble important de rappeler certaines données : Car chaque minute, ce sont quelques 973000 connexions Facebook ou encore 481000 tweets qui sont postés dans le monde. Les réseaux sociaux sont la preuve que des comportements et les intentions n’ont pas pour vocation d’informer, mais de partager aux yeux de tous notre intimité tout en étant surveillés par des algorithmes qui analysent nos faits et marchandent nos données.</text:p>
      <text:p text:style-name="P1">Le message est clair : Nous consommons en abondance une drogue gratuite capable de rapporter des milliards à des géants insoucieux de leur utilisateurs.</text:p>
      <text:p text:style-name="P1"/>
      <text:p text:style-name="P1">Au fil du temps, et ce depuis la naissance d’internet, notre rapport vis-à-vis de ce dernier a évolué</text:p>
      <text:p text:style-name="P1">et a tristement réussi à diviser les relations humaines tout en développant chez certains la perversité.</text:p>
      <text:p text:style-name="P1">En effet, une étude prouve que près de 44% des mineurs se sont déjà sentis harcelés sexuellement sur Internet. (source : LeFigaro)</text:p>
      <text:p text:style-name="P1">Nous nous rappelons tous de l’histoire d’une jeune toulousaine violée en septembre 2018, où la vidéo fût virale sur internet. Une scène tristement filmée par les criminels au moment des faits. (source : LeParisien)</text:p>
      <text:p text:style-name="P1">Comment serait-il possible de développer nos connaissances, notre personnalité, en évoluant dans un contexte et système aussi pernicieux.</text:p>
      <text:p text:style-name="P1">Ces tragédies ont vu le jour une fois la bulle internet explosé.</text:p>
      <text:p text:style-name="P1">Le monde s’est rapidement retrouvé en pleine mutation qui a dangereusement affecter sur leur mode de vie et notamment sur le sens de leur priorité.</text:p>
      <text:p text:style-name="P1"><text:soft-page-break/>Cet environnement que constitue internet a su modifier en nous notre rapport à l’humain.</text:p>
      <text:p text:style-name="P1">A fait grandir notre attachement à nos apparences, à changer notre rapport avec les autres et déboussole nos relations sentimentales jusqu’à créer une fracture entre le monde virtuel et la réalité de la vie. </text:p>
      <text:p text:style-name="P1"/>
      <text:p text:style-name="P1">Julien Ferrier, psychologue et professionnel des relations humaines et comportementaliste sur internet.</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Julien Ferrier</meta:initial-creator>
    <dc:creator>Julien Ferrier</dc:creator>
    <meta:creation-date>2019-10-06T11:49:00Z</meta:creation-date>
    <dc:date>2019-10-06T11:49:00Z</dc:date>
    <meta:editing-cycles>2</meta:editing-cycles>
    <meta:editing-duration>PT60S</meta:editing-duration>
    <meta:document-statistic meta:table-count="0" meta:image-count="0" meta:object-count="0" meta:page-count="2" meta:paragraph-count="17" meta:word-count="410" meta:character-count="2593" meta:non-whitespace-character-count="2199"/>
    <meta:template xlink:type="simple" xlink:actuate="onRequest" xlink:title="" xlink:href="../../../../../tmp/mozilla_madeinusa0/B5AVOCAT-julien.ferrier-Toulouse.odt/Normal"/>
  </office:meta>
</office:document-meta>
</file>